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Opdracht 1</text:p>
      <text:p text:style-name="Standaard">Passief</text:p>
      <text:p text:style-name="Standaard">Je wacht totdat je werkgever klaar is en vraagt om een opdracht</text:p>
      <text:p text:style-name="Standaard">Actief</text:p>
      <text:p text:style-name="Standaard">Je onderneemt uit jezelf actie zonder dat iemand het van je vraagt</text:p>
      <text:p text:style-name="Standaard"/>
      <text:p text:style-name="Standaard">Opdracht 2</text:p>
      <text:p text:style-name="Standaard">Ik neem in het algemeen veel initiatief. Zodra ik mijn gegeven<text:s/>opdrachten af heb gemaakt, zoek ik naar meer opdrachten. Als voorbeeld moest ik de back-end van een website maken en kwam een probleem in het front end tegen. Ik heb dit zelf opgelost en later nog doorgegeven dat er een fout was. Als ik toch niet weet wat<text:s/>ik moet doen, dan vraag ik aan de des betreffende persoon.</text:p>
      <text:p text:style-name="Standaard">Met een mate van 0-10 geef ik mijn initiatief een 8/10.</text:p>
      <text:p text:style-name="Standaard"/>
      <text:p text:style-name="Standaard">Opdracht 3</text:p>
      <text:p text:style-name="Standaard">A</text:p>
      <text:p text:style-name="Standaard">Hangt van je functie af. Je kunt niet zomaar de functie van iemand hogerop uitvoeren zonder toestemming</text:p>
      <text:p text:style-name="Standaard">B</text:p>
      <text:p text:style-name="Standaard">Het project is zeer ingewikkeld en ik heb niet genoeg kennis om andere zaken uit te voer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se (A.T.) Luu</meta:initial-creator>
    <dc:creator>Ase (A.T.) Luu</dc:creator>
    <meta:creation-date>2022-02-20T18:19:00Z</meta:creation-date>
    <dc:date>2022-02-20T18:19:00Z</dc:date>
    <meta:template xlink:href="Normal" xlink:type="simple"/>
    <meta:editing-cycles>2</meta:editing-cycles>
    <meta:editing-duration>PT60S</meta:editing-duration>
    <meta:document-statistic meta:page-count="1" meta:paragraph-count="1" meta:word-count="125" meta:character-count="815" meta:row-count="5" meta:non-whitespace-character-count="691"/>
  </office:meta>
</office:document-meta>
</file>